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6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320" style:vertical-align="top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ce27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ading breakdown</text:p>
          </table:table-cell>
          <table:table-cell table:style-name="ce7"/>
          <table:table-cell table:style-name="ce3" office:value-type="string" calcext:value-type="string">
            <text:p>Student:</text:p>
          </table:table-cell>
          <table:table-cell table:style-name="ce13" table:number-columns-spanned="2" table:number-rows-spanned="1"/>
          <table:covered-table-cell table:style-name="ce7"/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 table:style-name="ce3" table:number-columns-spanned="4" table:number-rows-spanned="1"/>
          <table:covered-table-cell table:style-name="ce3" office:value-type="string" calcext:value-type="string">
            <text:p>Additional notes</text:p>
          </table:covered-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 2017</text:p>
          </table:table-cell>
          <table:table-cell table:style-name="ce7"/>
          <table:table-cell table:style-name="ce1" office:value-type="string" calcext:value-type="string">
            <text:p>Assignment:</text:p>
          </table:table-cell>
          <table:table-cell table:style-name="ce14" office:value-type="string" calcext:value-type="string" table:number-columns-spanned="2" table:number-rows-spanned="1">
            <text:p>Project 3</text:p>
          </table:table-cell>
          <table:covered-table-cell table:style-name="ce16"/>
          <table:table-cell/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 table:style-name="ce17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Assignment Score:</text:p>
          </table:table-cell>
          <table:table-cell table:style-name="ce15" table:formula="of:=[.K38]" office:value-type="percentage" office:value="1" calcext:value-type="percentage">
            <text:p>100.00%</text:p>
          </table:table-cell>
          <table:table-cell table:style-name="ce2"/>
          <table:table-cell/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 table:style-name="ce18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sert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4]/5*[.J4]" office:value-type="percentage" office:value="0.1" calcext:value-type="percentage">
            <text:p>10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 key (each item out of 5 points)</text:p>
          </table:table-cell>
          <table:covered-table-cell table:number-columns-repeated="4"/>
          <table:table-cell/>
          <table:table-cell office:value-type="string" calcext:value-type="string">
            <text:p>RecursiveInsert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5]/5*[.J5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8"/>
          <table:table-cell/>
          <table:table-cell office:value-type="string" calcext:value-type="string">
            <text:p>Delete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6]/5*[.J6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4"/>
          <table:covered-table-cell table:number-columns-repeated="3" table:style-name="ce8"/>
          <table:table-cell/>
          <table:table-cell office:value-type="string" calcext:value-type="string">
            <text:p>Contains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7]/5*[.J7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FindNode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8]/5*[.J8]" office:value-type="percentage" office:value="0.1" calcext:value-type="percentage">
            <text:p>10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hing attempted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Almost correct, a few error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FindParentOfNode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9]/5*[.J9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omething attempted, but wrong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ostly correct, 1 or 2 small error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GetIn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0]/5*[.J10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correct, with a few good it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 office:value-type="string" calcext:value-type="string">
            <text:p>Completely perfect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GetPre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1]/5*[.J11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GetPost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2]/5*[.J12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enalties</text:p>
          </table:table-cell>
          <table:covered-table-cell table:number-columns-repeated="4"/>
          <table:table-cell/>
          <table:table-cell office:value-type="string" calcext:value-type="string">
            <text:p>GetMax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3]/5*[.J13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 table:number-columns-repeated="4"/>
          <table:table-cell/>
          <table:table-cell office:value-type="string" calcext:value-type="string">
            <text:p>GetHeight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4]/5*[.J14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roblem is minor or large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No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Several large problem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One or two minor problems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any large problem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veral minor probl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/>
          <table:table-cell table:style-name="ce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6"/>
          <table:table-cell table:style-name="ce10"/>
          <table:table-cell/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J4:.J20])" office:value-type="percentage" office:value="1" calcext:value-type="percentage">
            <text:p>100.00%</text:p>
          </table:table-cell>
          <table:table-cell table:style-name="ce37" table:formula="of:=SUM([.K4:.K20])" office:value-type="percentage" office:value="1" calcext:value-type="percentage">
            <text:p>100.00%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 table:style-name="ce2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I26]/4*[.J26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7]/4*[.J27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8]/4*[.J28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9]/4*[.J29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0]/4*[.J30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1]/4*[.J31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I32]/4*[.J32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all tests run (Tests crash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3]/4*[.J33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K26:.K34])" office:value-type="percentage" office:value="0" calcext:value-type="percentage">
            <text:p>0.00%</text:p>
          </table:table-cell>
          <table:table-cell table:style-name="ce30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K22]+[.K35]" office:value-type="percentage" office:value="1" calcext:value-type="percentage">
            <text:p>100.00%</text:p>
          </table:table-cell>
          <table:table-cell table:style-name="ce4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5:30:29.14958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11-11T15:30:52.580944923</dc:date>
    <meta:editing-duration>PT1H9M30S</meta:editing-duration>
    <meta:editing-cycles>316</meta:editing-cycles>
    <meta:document-statistic meta:table-count="1" meta:cell-count="142" meta:object-count="0"/>
  </office:meta>
</office:document-meta>
</file>